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B0000011B1A56B4EAE383AE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981cm" svg:height="9.981cm" svg:x="5.866cm" svg:y="10.063cm">
          <draw:image xlink:href="Pictures/100000000000011B0000011B1A56B4EAE383AE7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4T15:36:25.101555546</meta:creation-date>
    <dc:date>2018-12-12T13:41:32.907667948</dc:date>
    <meta:editing-duration>PT1M18S</meta:editing-duration>
    <meta:editing-cycles>2</meta:editing-cycles>
    <meta:generator>LibreOffice/5.2.7.2$Linux_X86_64 LibreOffice_project/20m0$Build-2</meta:generator>
    <dc:creator>B. Nadaud</dc:creator>
    <meta:document-statistic meta:object-count="1"/>
  </office:meta>
</office:document-meta>
</file>